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bf87" officeooo:paragraph-rsid="0002bf87"/>
    </style:style>
    <style:style style:name="P2" style:family="paragraph" style:parent-style-name="Standard">
      <style:text-properties officeooo:rsid="0002bf87" officeooo:paragraph-rsid="000591c4"/>
    </style:style>
    <style:style style:name="P3" style:family="paragraph" style:parent-style-name="Standard">
      <style:text-properties officeooo:rsid="0002bf87" officeooo:paragraph-rsid="0009954e"/>
    </style:style>
    <style:style style:name="P4" style:family="paragraph" style:parent-style-name="Standard">
      <style:text-properties officeooo:rsid="000319d1" officeooo:paragraph-rsid="000319d1"/>
    </style:style>
    <style:style style:name="P5" style:family="paragraph" style:parent-style-name="Standard">
      <style:text-properties officeooo:rsid="000319d1" officeooo:paragraph-rsid="0004d7a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2bf87" officeooo:paragraph-rsid="0002bf87" style:font-weight-asian="bold" style:font-weight-complex="bold"/>
    </style:style>
    <style:style style:name="P8" style:family="paragraph" style:parent-style-name="Standard">
      <style:text-properties fo:font-weight="bold" officeooo:rsid="000c5323" officeooo:paragraph-rsid="000c5323" style:font-weight-asian="bold" style:font-weight-complex="bold"/>
    </style:style>
    <style:style style:name="P9" style:family="paragraph" style:parent-style-name="Standard">
      <style:text-properties officeooo:paragraph-rsid="000591c4"/>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0c5323" officeooo:paragraph-rsid="000c5323" style:font-weight-asian="normal" style:font-weight-complex="normal"/>
    </style:style>
    <style:style style:name="P12" style:family="paragraph" style:parent-style-name="Standard">
      <style:text-properties fo:font-weight="normal" officeooo:paragraph-rsid="000dca13"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dca13" officeooo:paragraph-rsid="0010b6cf" style:font-weight-asian="normal" style:font-weight-complex="normal"/>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2bf87"/>
    </style:style>
    <style:style style:name="T2" style:family="text">
      <style:text-properties officeooo:rsid="0004d7a0"/>
    </style:style>
    <style:style style:name="T3" style:family="text">
      <style:text-properties officeooo:rsid="000591c4"/>
    </style:style>
    <style:style style:name="T4" style:family="text">
      <style:text-properties style:text-position="sub 58%" officeooo:rsid="000591c4"/>
    </style:style>
    <style:style style:name="T5" style:family="text">
      <style:text-properties style:text-position="sub 58%" officeooo:rsid="0010b6cf"/>
    </style:style>
    <style:style style:name="T6" style:family="text">
      <style:text-properties officeooo:rsid="000d8954"/>
    </style:style>
    <style:style style:name="T7" style:family="text">
      <style:text-properties officeooo:rsid="0010b6cf"/>
    </style:style>
    <style:style style:name="T8" style:family="text">
      <style:text-properties style:text-position="0% 100%" officeooo:rsid="0010b6cf"/>
    </style:style>
    <style:style style:name="T9" style:family="text">
      <style:text-properties officeooo:rsid="001152a9"/>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FEREE 2</text:p>
      <text:p text:style-name="P8"/>
      <text:p text:style-name="P8">P15 line 18-39 This analysis does not seem to add much to the study. </text:p>
      <text:p text:style-name="P10"/>
      <text:p text:style-name="P11"><text:span text:style-name="T7">Our previous experience</text:span> with similar methods and data in other study cases (<text:span text:style-name="T1">e.g. Illera et al. 2014 doi:10.1111/evo.12429</text:span>) <text:span text:style-name="T7">indicated that we could have had</text:span> more clear-cut results. <text:span text:style-name="T6">Unfortunately, this was not the case in the present study. Despite the results</text:span>, <text:span text:style-name="T7">we believe they should be shown. First, </text:span>discarding negative <text:span text:style-name="T6">results (lack of resolution for model choice) does not seem the best policy to us because </text:span>leads to publication bias. <text:span text:style-name="T6">ABC analyses are now routine in population genetics. Presenting the results gives a clear message that the data did not have information regarding the presence and rate of gene flow. In addition, the ABC analysis also gives some extra information about some demographic parameters such as the relative effective population sizes.</text:span></text:p>
      <text:p text:style-name="P10"/>
      <text:p text:style-name="P10"/>
      <text:p text:style-name="P10"/>
      <text:p text:style-name="P10"/>
      <text:p text:style-name="P10"/>
      <text:p text:style-name="P8">REFEREE 3</text:p>
      <text:p text:style-name="P6"/>
      <text:p text:style-name="P6">Page 12 L 24. According to the text in table S2 the assumption regarding the mutation model for microsatellites in the ABC modeling is that they follow a SMM mutation model. How do you check that this assumption is not violated? Do the microsatellite loci used follow the SMM mutation model? </text:p>
      <text:p text:style-name="P10"/>
      <text:p text:style-name="P14">The mutational model assumed in the ABC analysis was the generalised stepwise mutation model (GSM) as indicated in page 12, L 24. <text:span text:style-name="T7">Results (Table 2) indicate a large value of the P</text:span><text:span text:style-name="T5">GSM</text:span><text:span text:style-name="T8"> parameter, which indicate a large proportion of multi-step mutations</text:span>.</text:p>
      <text:p text:style-name="P14"/>
      <text:p text:style-name="P14">Summary statistics (reported in table S2) used in ABC are calculated from data. They are calculated in the same way no matter the origin of the data (real data or simulated, simulated under the SMM or the GSM). Summary statistics to be used in ABC are chosen to be informative about the demograph<text:span text:style-name="T7">y</text:span>. They are usually described from the expectation of certain measures (e.g. number of alleles, heterozygosity, variance of allele size) under under simple models (e.g. SMM). However, it is not their expectation under those simple models that is used in ABC. The simulations in ABC allow, in a certain way, to use the expectation of those statistics under a different model. If the simulation model is so radically different from the simple model that the summary statistic is not correlated to any of its parameter, the random for<text:span text:style-name="T7">e</text:span>st algorithm used in our ABC approach <text:span text:style-name="T7">automatically</text:span> discards the summary statistic, having no impact in the inference (see Pudlo et al 2016 and Marin et al 2017). </text:p>
      <text:p text:style-name="P12"/>
      <text:p text:style-name="P12"/>
      <text:p text:style-name="P6">Page 15 L 20. Regarding problems distinguishing between models in ABC. If this is the case, is it then wise to use the ABC approach? How reliable are the results?</text:p>
      <text:p text:style-name="Standard"/>
      <text:p text:style-name="P9"><text:span text:style-name="T1">The ABC analysis presented in our work was not able to distinguish between the two competing models, which sole difference is the presence/absence of migration between the two populations. Thus, this analysis does not allow to make conclusions about the presence/absence of migration. However, we can still make inferences for parameters common to both models, such as the effective population size or time of divergence (note that the two models are nested). The dramatic differences between the prior and posterior probability distributions for some of the parameters (figure S4) indicate that the ABC analysis was informative for those parameters. Note that migration rate could not be estimated from the posterior distribution (prior and posterior distribution </text:span><text:soft-page-break/><text:span text:style-name="T1">largely overlapping in figure S4), which is consistent with the inability to distinguish between the two models considered. Similar ABC approaches to detect the presence of gene flow and estimate its rate from microsatellite data have been previously successful (e.g. Illera et al. 2014 doi:10.1111/evo.12429), which indicates that our lack of results is not a problem of the method itself but comes from the lack of the information about migration contained in this particular data set.</text:span></text:p>
      <text:p text:style-name="Standard"/>
      <text:p text:style-name="Standard"/>
      <text:p text:style-name="P7">P 15 L 34-36. Please, you need much more explanation to the results given in Fig. S4. If the approach should be kept in the manuscript.</text:p>
      <text:p text:style-name="P1"/>
      <text:p text:style-name="P4">The caption to figure S4 has been expanded to be more informative:</text:p>
      <text:p text:style-name="P1"/>
      <text:p text:style-name="P1">Figure S4. Prior and posterior probability densities, for the demographic and mutational</text:p>
      <text:p text:style-name="P3">parameters of the model <text:span text:style-name="T9">for the ABC analysis</text:span>.<text:span text:style-name="T3"> Scaled effective population sizes of the Western population (θ</text:span><text:span text:style-name="T4">W</text:span><text:span text:style-name="T3">) and Eastern population (θ</text:span><text:span text:style-name="T4">E</text:span><text:span text:style-name="T3">); foundation time of Western population</text:span><office:annotation office:name="__Annotation__9_864644023"><dc:creator>Miguel Navascués</dc:creator><dc:date>2018-10-11T12:29:35</dc:date><loext:sender-initials>MN</loext:sender-initials><text:p text:style-name="P15"><text:span text:style-name="T10">Use the same notation throughout the article.</text:span></text:p></office:annotation><text:span text:style-name="T3"> (T</text:span><text:span text:style-name="T4">F</text:span><text:span text:style-name="T3">);</text:span><office:annotation-end office:name="__Annotation__9_864644023"/><text:span text:style-name="T3"> migration rate (M); and geometric parameter for the generalised stepwise mutation model (P</text:span><text:span text:style-name="T4">GSM</text:span><text:span text:style-name="T3">).</text:span></text:p>
      <text:p text:style-name="P2"/>
      <text:p text:style-name="P1"/>
      <text:p text:style-name="P1"/>
      <text:p text:style-name="P7">Page 15 L 36-38. “The estimated effective population size of the Eastern group (θE) was 2.25-fold higher than that of the Western group (θW).” Please explain how you come to the result of 2.25 gold higher.</text:p>
      <text:p text:style-name="P1"/>
      <text:p text:style-name="P4">The ratio between the point estimates of <text:span text:style-name="T1">θE </text:span>and <text:span text:style-name="T1">θW </text:span>is 2.25 (11.86/5.25 from Table 2). In order to make this more clear we have modified the sentence to:</text:p>
      <text:p text:style-name="P4"/>
      <text:p text:style-name="P5"><text:span text:style-name="T2">Scaled e</text:span>ffective population size estimates <text:span text:style-name="T2">from Table 2 suggest a higher size for Eastern group, approximately by a factor of 2, respect to the Western group.</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Navascués</meta:initial-creator>
    <meta:creation-date>2018-10-11T11:48:56.905607498</meta:creation-date>
    <dc:date>2018-10-11T18:44:22.869944070</dc:date>
    <dc:creator>Miguel Navascués</dc:creator>
    <meta:editing-duration>PT2H31M47S</meta:editing-duration>
    <meta:editing-cycles>7</meta:editing-cycles>
    <meta:generator>LibreOffice/5.1.6.2$Linux_X86_64 LibreOffice_project/10m0$Build-2</meta:generator>
    <meta:document-statistic meta:table-count="0" meta:image-count="0" meta:object-count="0" meta:page-count="2" meta:paragraph-count="16" meta:word-count="799" meta:character-count="4885" meta:non-whitespace-character-count="4099"/>
  </office:meta>
</office:document-meta>
</file>